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78cm" svg:x2="52.227cm" svg:y2="28.055cm" draw:start-shape="id191" draw:start-glue-point="2" draw:end-shape="id192" draw:end-glue-point="3" svg:d="m51584 274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18T13:28:40</dc:date>
    <dc:creator>Tyler Hayes</dc:creator>
    <meta:editing-duration>PT13H7M</meta:editing-duration>
    <meta:editing-cycles>176</meta:editing-cycles>
    <meta:generator>LibreOffice/3.5$Linux_X86_64 LibreOffice_project/350m1$Build-2</meta:generator>
    <meta:document-statistic meta:object-count="563"/>
  </office:meta>
</office:document-meta>
</file>